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73in"/>
    </style:style>
    <style:style style:name="co3" style:family="table-column">
      <style:table-column-properties fo:break-before="auto" style:column-width="0.9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3" style:family="table-cell" style:parent-style-name="Default">
      <style:table-cell-properties fo:border-bottom="0.06pt solid #000000" fo:background-color="#00ff00" fo:border-left="none" fo:border-right="none" fo:border-top="0.06pt solid #000000" style:vertical-align="top"/>
    </style:style>
    <style:style style:name="ce4" style:family="table-cell" style:parent-style-name="Default">
      <style:table-cell-properties fo:background-color="#00ff00" style:vertical-align="top"/>
    </style:style>
    <style:style style:name="ce5" style:family="table-cell" style:parent-style-name="Default">
      <style:table-cell-properties fo:border-bottom="0.06pt solid #000000" fo:background-color="#ffff00" fo:border-left="none" fo:border-right="none" fo:border-top="0.06pt solid #000000" style:vertical-align="top"/>
    </style:style>
    <style:style style:name="ce6" style:family="table-cell" style:parent-style-name="Default">
      <style:table-cell-properties fo:border-bottom="0.06pt solid #000000" fo:border-left="none" fo:border-right="none" fo:border-top="0.06pt solid #000000" style:vertical-align="top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2">
          <table:table-cell office:value-type="string">
            <text:p>Prio</text:p>
          </table:table-cell>
          <table:table-cell office:value-type="string">
            <text:p>Topic</text:p>
          </table:table-cell>
          <table:table-cell office:value-type="string">
            <text:p>Gemeldet von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Hilfe Seite erstellen</text:p>
          </table:table-cell>
          <table:table-cell table:style-name="ce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Nachrichten an Verkäufer schicken, die News erhalten wollen</text:p>
          </table:table-cell>
          <table:table-cell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PLZ-Eingabe sucht automatisch den Ort</text:p>
          </table:table-cell>
          <table:table-cell table:style-name="ce2" office:value-type="string">
            <text:p>Birgit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Liste freigeben. Beim Freigeben alle Artikel löschen und Korbfarbe</text:p>
          </table:table-cell>
          <table:table-cell table:style-name="ce2" office:value-type="string">
            <text:p>Amanda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string">
            <text:p>CSV-Dateien alter Listen einlesen</text:p>
          </table:table-cell>
          <table:table-cell table:style-name="ce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Öffentliche News Seite erstellen</text:p>
          </table:table-cell>
          <table:table-cell table:style-name="ce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tom Feed für neue Nachrichten</text:p>
          </table:table-cell>
          <table:table-cell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Die csv-Datei in tmp-Verzeichnis speichern</text:p>
          </table:table-cell>
          <table:table-cell table:style-name="ce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csv-Dateien löschen wenn gesendet wurde</text:p>
          </table:table-cell>
          <table:table-cell table:style-name="ce2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CSV-Datei einer Liste exportieren</text:p>
          </table:table-cell>
          <table:table-cell table:style-name="ce3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Liste suchen Verkäufer, freie, registrierte, event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Über uns Seite erstell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E-Mail an boerse-burgthann wenn Benutzer Liste registriert hat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E-Mail an boerse-burgthann wenn sich Benutzer registriert hat</text:p>
          </table:table-cell>
          <table:table-cell table:style-name="ce3"/>
        </table:table-row>
        <table:table-row table:style-name="ro2">
          <table:table-cell table:style-name="ce4"/>
          <table:table-cell table:style-name="ce4" office:value-type="string">
            <text:p>Listenweitergabe auf user show page auf contact verlinken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Barcodeleser auf farbigem Papier testen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Contact Seite um Nachrichten an Börse Burgthann zu senden</text:p>
          </table:table-cell>
          <table:table-cell table:style-name="ce4"/>
        </table:table-row>
        <table:table-row table:style-name="ro2">
          <table:table-cell table:style-name="ce3"/>
          <table:table-cell table:style-name="ce3" office:value-type="string">
            <text:p>CSV-Dateien aller Listen exportier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Atom Feed für neu registrierte und neu abgeschlossene List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Atom Feed für neue Benutzer</text:p>
          </table:table-cell>
          <table:table-cell table:style-name="ce3"/>
        </table:table-row>
        <table:table-row table:style-name="ro2">
          <table:table-cell table:style-name="ce5"/>
          <table:table-cell table:style-name="ce5" office:value-type="string">
            <text:p>Change im Profil um das Avatar zu ändern</text:p>
          </table:table-cell>
          <table:table-cell table:style-name="ce5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Bei IE Eingabefelder höher machen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Erfasste Artikel in Artikelerfassung anzeig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Benutzer such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Checkbox für Neuigkeiten vor Zeile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bgeschlossene Listen in Listenübersicht grün kennzeichn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5"/>
          <table:table-cell table:style-name="ce5" office:value-type="string">
            <text:p>Unsicher, ob Korbfarbe gespeichert wurde</text:p>
          </table:table-cell>
          <table:table-cell table:style-name="ce5" office:value-type="string">
            <text:p>Simone</text:p>
          </table:table-cell>
        </table:table-row>
        <table:table-row table:style-name="ro2">
          <table:table-cell table:style-name="ce5"/>
          <table:table-cell table:style-name="ce5" office:value-type="string">
            <text:p>Eigene Schaltfläche 'abmelden'</text:p>
          </table:table-cell>
          <table:table-cell table:style-name="ce5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Password digest unterdrück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Password übersetzen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Passwortbestätigung Übersetzung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Benutzer in Listenübersicht anzeig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Mussfelder mit * Kennzeichnen oder Info: Alle Felder sind Mussfelder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rtikelpreis &gt; 999 abfangen; keine Begrenzung des Preises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Kennwort bei Änderung des Profils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Vergessenes Kennwort zurücksetz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Wusste nicht wie Liste abzuschließen ist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Listen verschicken - mit Info Liste verschickt am …....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Artikelnummer ändert sich bei Änderung des Artikels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Wenn Liste voll ist Schaltfläche “nächster Artikel nicht anzeigen”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Reihenfolge der Artikel Etiketten</text:p>
          </table:table-cell>
          <table:table-cell table:style-name="ce3" office:value-type="string">
            <text:p>Tina</text:p>
          </table:table-cell>
        </table:table-row>
        <table:table-row table:style-name="ro4">
          <table:table-cell table:style-name="ce3"/>
          <table:table-cell table:style-name="ce3" office:value-type="string">
            <text:p>Schaltflächen bei Artikelerfassung:</text:p>
            <text:p>“Artikel speichern - nächsten Artikel eingeben”</text:p>
            <text:p>“Artikel speichern - zurück zur Artikelübersicht”</text:p>
            <text:p>“Abbrechen - nicht speichern”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Infotexte von Deiner Besten eingeben, Termine, etc.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Preis 1,5 soll 1,50 sein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Deutschland im Profil vorbeleg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uf der Home Page fehlen zwei Kommas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Bei Artikel erfassen Links 'zurück', 'Listen und Etiketten drucken', 'Hauptmenü'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Erstelle Artikel in Speichere Artikel umbenenn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In der User Page unter dem Button 'Artikel eingeben', 'Liste drucken', 'Etiketten drucken'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'Liste drucken' und 'Etiketten drucken' Links erst wenn Liste verschickt wurde</text:p>
          </table:table-cell>
          <table:table-cell table:style-name="ce3" office:value-type="string">
            <text:p>Amanda</text:p>
          </table:table-cell>
        </table:table-row>
        <table:table-row table:style-name="ro5" table:number-rows-repeated="1048524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Sugar</meta:initial-creator>
    <meta:creation-date>2013-07-16T19:02:11</meta:creation-date>
    <dc:date>2013-08-09T23:52:48</dc:date>
    <dc:creator>Pierre Sugar</dc:creator>
    <meta:editing-duration>P14DT3H11M16S</meta:editing-duration>
    <meta:editing-cycles>42</meta:editing-cycles>
    <meta:generator>LibreOffice/3.5$Linux_X86_64 LibreOffice_project/350m1$Build-2</meta:generator>
    <meta:printed-by>Pierre Sugar</meta:printed-by>
    <meta:print-date>2013-08-06T21:48:54</meta:print-date>
    <meta:document-statistic meta:table-count="3" meta:cell-count="96" meta:object-count="0"/>
  </office:meta>
</office:document-meta>
</file>